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DejaVu Sans" svg:font-family="'DejaVu Sans'" style:font-family-generic="system" style:font-pitch="variable"/>
    <style:font-face style:name="Koodak" svg:font-family="Kooda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wiss"/>
    <style:font-face style:name="Noto Serif CJK SC" svg:font-family="'Noto Serif CJK SC'" style:font-family-generic="roman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text-align="end" style:justify-single-word="false" style:writing-mode="rl-tb"/>
    </style:style>
    <style:style style:name="P2" style:family="paragraph" style:parent-style-name="Heading_20_3">
      <style:paragraph-properties fo:text-align="end" style:justify-single-word="false" style:writing-mode="rl-tb"/>
    </style:style>
    <style:style style:name="P3" style:family="paragraph" style:parent-style-name="Heading_20_4">
      <style:paragraph-properties fo:text-align="end" style:justify-single-word="false" style:writing-mode="rl-tb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B Nazanin"/>
    </style:style>
    <style:style style:name="P5" style:family="paragraph" style:parent-style-name="Text_20_body">
      <style:paragraph-properties fo:text-align="end" style:justify-single-word="false" style:writing-mode="rl-tb"/>
      <style:text-properties style:font-name="B Nazanin"/>
    </style:style>
    <style:style style:name="P6" style:family="paragraph" style:parent-style-name="Text_20_body">
      <style:paragraph-properties fo:text-align="end" style:justify-single-word="false" style:writing-mode="rl-tb"/>
    </style:style>
    <style:style style:name="P7" style:family="paragraph" style:parent-style-name="Text_20_body" style:list-style-name="L1">
      <style:paragraph-properties fo:text-align="end" style:justify-single-word="false" style:writing-mode="rl-tb"/>
    </style:style>
    <style:style style:name="P8" style:family="paragraph" style:parent-style-name="Text_20_body" style:list-style-name="L2">
      <style:paragraph-properties fo:text-align="end" style:justify-single-word="false" style:writing-mode="rl-tb"/>
    </style:style>
    <style:style style:name="P9" style:family="paragraph" style:parent-style-name="Text_20_body" style:list-style-name="L3">
      <style:paragraph-properties fo:text-align="end" style:justify-single-word="false" style:writing-mode="rl-tb"/>
    </style:style>
    <style:style style:name="P10" style:family="paragraph" style:parent-style-name="Text_20_body" style:list-style-name="L4">
      <style:paragraph-properties fo:text-align="end" style:justify-single-word="false" style:writing-mode="rl-tb"/>
    </style:style>
    <style:style style:name="P11" style:family="paragraph" style:parent-style-name="Text_20_body" style:list-style-name="L5">
      <style:paragraph-properties fo:text-align="end" style:justify-single-word="false" style:writing-mode="rl-tb"/>
    </style:style>
    <style:style style:name="P12" style:family="paragraph" style:parent-style-name="Text_20_body" style:list-style-name="L6">
      <style:paragraph-properties fo:text-align="end" style:justify-single-word="false" style:writing-mode="rl-tb"/>
    </style:style>
    <style:style style:name="P13" style:family="paragraph" style:parent-style-name="Text_20_body" style:list-style-name="L7">
      <style:paragraph-properties fo:text-align="end" style:justify-single-word="false" style:writing-mode="rl-tb"/>
    </style:style>
    <style:style style:name="P14" style:family="paragraph" style:parent-style-name="Text_20_body" style:list-style-name="L8">
      <style:paragraph-properties fo:text-align="end" style:justify-single-word="false" style:writing-mode="rl-tb"/>
    </style:style>
    <style:style style:name="P15" style:family="paragraph" style:parent-style-name="Text_20_body">
      <style:paragraph-properties fo:text-align="end" style:justify-single-word="false" style:writing-mode="rl-tb"/>
      <style:text-properties officeooo:paragraph-rsid="00102deb"/>
    </style:style>
    <style:style style:name="T1" style:family="text">
      <style:text-properties officeooo:rsid="000e4055"/>
    </style:style>
    <style:style style:name="T2" style:family="text">
      <style:text-properties officeooo:rsid="00102d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سند معرفی پروژه DIWHL</text:span></text:p>
      <text:p text:style-name="P15"><text:span text:style-name="Strong_20_Emphasis">تاریخ: خرداد ۱۴۰۴ </text:span></text:p>
      <text:p text:style-name="P1"/>
      <text:h text:style-name="P2" text:outline-level="3">کلیات</text:h>
      <text:p text:style-name="P6"><text:span text:style-name="Strong_20_Emphasis">نام پروژه:</text:span> DIWHL (دای‌وِل)</text:p>
      <text:p text:style-name="P6"><text:span text:style-name="Strong_20_Emphasis">نوع پروژه:</text:span> سامانه مدیریت زمان و عادت‌سازی شامل نسخه‌ی سایت و اپلیکیشن اندروید</text:p>
      <text:p text:style-name="P6"><text:span text:style-name="Strong_20_Emphasis">هدف پروژه:</text:span><text:line-break/>در دنیای شلوغ امروز، فراموشی کارها و بی‌نظمی در برنامه‌های روزمره، یکی از دلایل مهم کاهش بهره‌وری و رضایت از زندگی است. این پروژه با هدف کمک به کاربران برای مدیریت مؤثرتر زمان، پیگیری منظم کارها، ساخت عادت‌های خوب و ترک عادت‌های بد طراحی شده است.</text:p>
      <text:p text:style-name="P1"/>
      <text:h text:style-name="P2" text:outline-level="3">کاربران هدف</text:h>
      <text:p text:style-name="P6"><text:span text:style-name="Strong_20_Emphasis">گروه هدف:</text:span> همه افراد با هر سطحی از مهارت</text:p>
      <text:p text:style-name="P6"><text:span text:style-name="Strong_20_Emphasis">ویژگی کاربران:</text:span></text:p>
      <text:list text:style-name="L1">
        <text:list-item>
          <text:p text:style-name="P7">هیچ دانش فنی خاصی برای استفاده از این برنامه نیاز نیست</text:p>
        </text:list-item>
        <text:list-item>
          <text:p text:style-name="P7">شرکت‌کنندگان در دوره "سبکینو" درک عمیق‌تری از منطق عادت‌سازی آن خواهند داشت</text:p>
        </text:list-item>
        <text:list-item>
          <text:p text:style-name="P7">توضیح منطق عادت‌سازی برنامه باید در رابط کاربری به کاربر منتقل شود (مثلاً از طریق راهنما یا onboarding)</text:p>
        </text:list-item>
      </text:list>
      <text:p text:style-name="P1"/>
      <text:h text:style-name="P2" text:outline-level="3">پلتفرم‌ها و معماری پیاده‌سازی</text:h>
      <text:list text:style-name="L2">
        <text:list-item>
          <text:p text:style-name="P8"><text:span text:style-name="Strong_20_Emphasis">سایت تحت وب</text:span>: نسخه اصلی و مرکزی برنامه با قابلیت دسترسی از همه پلتفرم‌ها</text:p>
        </text:list-item>
        <text:list-item>
          <text:p text:style-name="P8"><text:span text:style-name="Strong_20_Emphasis">اپلیکیشن اندروید</text:span>: با قابلیت کار در حالت “آفلاین” و همگام‌سازی با سرور هنگام اتصال به اینترنت</text:p>
        </text:list-item>
        <text:list-item>
          <text:p text:style-name="P8">(در آینده ممکن است نسخه ویندوز طراحی شود)</text:p>
        </text:list-item>
      </text:list>
      <text:p text:style-name="P1"/>
      <text:h text:style-name="P2" text:outline-level="3">امکانات کلیدی</text:h>
      <text:h text:style-name="P3" text:outline-level="4">تسک‌ها</text:h>
      <text:p text:style-name="P6">مدل تسک‌ها به صورت منعطف طراحی خواهد شد:</text:p>
      <text:list text:style-name="L3">
        <text:list-item>
          <text:p text:style-name="P9">هر تسک فقط یک نوع دارد ولی کاربر هنگام ساخت تسک مشخص می‌کند که می‌خواهد:</text:p>
          <text:list>
            <text:list-item>
              <text:p text:style-name="P9">فقط در یک روز خاص نمایش داده شود</text:p>
            </text:list-item>
            <text:list-item>
              <text:p text:style-name="P9">از چند روز قبل نمایش داده شود</text:p>
            </text:list-item>
            <text:list-item>
              <text:p text:style-name="P9">هر روز نمایش داده شود تا وقتی انجام شود</text:p>
            </text:list-item>
          </text:list>
        </text:list-item>
        <text:list-item>
          <text:p text:style-name="P9"><text:soft-page-break/>در هر حالت، کاربر می‌تواند تنظیم کند که تسک آلارم داشته باشد یا نه</text:p>
        </text:list-item>
        <text:list-item>
          <text:p text:style-name="P9">هر تسک می‌تواند شامل زیرتسک باشد (با احتساب درصد انجام)</text:p>
        </text:list-item>
      </text:list>
      <text:h text:style-name="P3" text:outline-level="4">عادت‌ها (Habits)</text:h>
      <text:list text:style-name="L4">
        <text:list-item>
          <text:p text:style-name="P10">قابلیت ایجاد عادت روزانه، هفتگی یا ماهانه با انتخاب روزهای خاص</text:p>
        </text:list-item>
        <text:list-item>
          <text:p text:style-name="P10">امکان تعیین وضعیت انجام در هر روز با چهار حالت: عالی، خوب، بد، انجام نشده</text:p>
        </text:list-item>
        <text:list-item>
          <text:p text:style-name="P10">ثبت تاریخ ایجاد و تاریخ‌های یادآوری برای هر عادت</text:p>
        </text:list-item>
      </text:list>
      <text:h text:style-name="P3" text:outline-level="4">قابلیت‌های عمومی:</text:h>
      <text:list text:style-name="L5">
        <text:list-item>
          <text:p text:style-name="P11">نمایش درصد پیشرفت</text:p>
        </text:list-item>
        <text:list-item>
          <text:p text:style-name="P11">آلارم و نوتیفیکیشن قابل تنظیم برای هر تسک/عادت</text:p>
        </text:list-item>
        <text:list-item>
          <text:p text:style-name="P11">دو زبانه بودن (فارسی و انگلیسی)</text:p>
        </text:list-item>
        <text:list-item>
          <text:p text:style-name="P11">پشتیبانی از تنظیم زبان بر اساس سیستم (در اندروید) و انتخاب دستی زبان (در سایت)</text:p>
        </text:list-item>
      </text:list>
      <text:p text:style-name="P1"/>
      <text:h text:style-name="P2" text:outline-level="3">اهداف بلندمدت و آینده پروژه</text:h>
      <text:list text:style-name="L6">
        <text:list-item>
          <text:p text:style-name="P12">تمرین مهارت‌های برنامه‌نویسی و توسعه بک‌اند/فرانت‌اند</text:p>
        </text:list-item>
        <text:list-item>
          <text:p text:style-name="P12">ساخت رزومه و نمایش توانمندی‌ها در پروژه واقعی</text:p>
        </text:list-item>
        <text:list-item>
          <text:p text:style-name="P12">انتشار رایگان در مارکت‌هایی مانند "مایکت" و "بازار"</text:p>
        </text:list-item>
        <text:list-item>
          <text:p text:style-name="P12">در آینده ممکن است قابلیت‌هایی مثل حساب حرفه‌ای یا نسخه پولی اضافه شود</text:p>
        </text:list-item>
      </text:list>
      <text:p text:style-name="P1"/>
      <text:h text:style-name="P2" text:outline-level="3">مزیت رقابتی نسبت به برنامه‌های مشابه</text:h>
      <text:p text:style-name="P6">هرچند هدف اصلی پروژه نیاز شخصی توسعه‌دهنده و اطرافیان او بوده، اما مزایای زیر به‌عنوان نقاط تمایز آن در نظر گرفته می‌شوند:</text:p>
      <text:list text:style-name="L7">
        <text:list-item>
          <text:p text:style-name="P13">ترکیب ویژگی‌های مدیریت وظایف و عادت‌سازی در یک اپلیکیشن ساده و منعطف</text:p>
        </text:list-item>
        <text:list-item>
          <text:p text:style-name="P13">امکان نمایش تسک‌ها از چند روز قبل از مهلت انجام</text:p>
        </text:list-item>
        <text:list-item>
          <text:p text:style-name="P13">پشتیبانی از زیرتسک‌ها همراه با درصد پیشرفت</text:p>
        </text:list-item>
        <text:list-item>
          <text:p text:style-name="P13">عادت‌سازی چندحالته به سبک ساده و قابل فهم (بر اساس تجربه سبکینو)</text:p>
        </text:list-item>
        <text:list-item>
          <text:p text:style-name="P13">رابط کاربری کاملاً دو زبانه و در دسترس برای همه</text:p>
        </text:list-item>
      </text:list>
      <text:p text:style-name="P1"/>
      <text:h text:style-name="P2" text:outline-level="3">نکات تکمیلی</text:h>
      <text:list text:style-name="L8">
        <text:list-item>
          <text:p text:style-name="P14">پروژه در ابتدا توسط محمدصالح صدیقی به عنوان تمرین و پروژه شخصی آغاز شده اما چشم‌انداز توسعه و انتشار عمومی دارد</text:p>
        </text:list-item>
        <text:list-item>
          <text:p text:style-name="P14"><text:soft-page-break/>امکان گسترش معماری پروژه به صورت چندپلتفرمی در آینده وجود دارد</text:p>
        </text:list-item>
        <text:list-item>
          <text:p text:style-name="P14">در طراحی رابط کاربری، به سادگی، آموزش‌پذیری و قابل درک بودن اهمیت داده خواهد شد</text:p>
        </text:list-item>
      </text:list>
      <text:p text:style-name="P1"><text:span text:style-name="Strong_20_Emphasis"/></text:p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DejaVu Sans" svg:font-family="'DejaVu Sans'" style:font-family-generic="system" style:font-pitch="variable"/>
    <style:font-face style:name="Koodak" svg:font-family="Koodak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wiss"/>
    <style:font-face style:name="Noto Serif CJK SC" svg:font-family="'Noto Serif CJK SC'" style:font-family-generic="roman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xx" style:country-asian="none" style:font-name-complex="Koodak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xx" style:country-asian="none" style:font-name-complex="Koodak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wiss" style:font-size-asian="14pt" style:font-name-complex="Koodak" style:font-family-complex="Koodak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asian="Noto Serif CJK SC" style:font-family-asian="'Noto Serif CJK SC'" style:font-family-generic-asian="roman" style:font-size-asian="12pt" style:font-name-complex="Koodak" style:font-family-complex="Koodak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Noto Serif CJK SC" style:font-family-asian="'Noto Serif CJK SC'" style:font-family-generic-asian="roman" style:font-size-asian="12pt" style:font-style-asian="italic" style:font-name-complex="Koodak" style:font-family-complex="Koodak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erif CJK SC" style:font-family-asian="'Noto Serif CJK SC'" style:font-family-generic-asian="roman" style:font-size-asian="12pt" style:font-name-complex="Koodak" style:font-family-complex="Koodak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0:29:15.807543987</meta:creation-date>
    <dc:date>2025-05-26T10:46:10.316972406</dc:date>
    <meta:editing-duration>PT6M40S</meta:editing-duration>
    <meta:editing-cycles>1</meta:editing-cycles>
    <meta:document-statistic meta:table-count="0" meta:image-count="0" meta:object-count="0" meta:page-count="3" meta:paragraph-count="50" meta:word-count="513" meta:character-count="2591" meta:non-whitespace-character-count="2158"/>
    <meta:generator>LibreOffice/24.2.7.2$Linux_X86_64 LibreOffice_project/420$Build-2</meta:generator>
  </office:meta>
</office:document-meta>
</file>